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dash" draw:stroke-dash="Ultrafine_20_Dashed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102cm" draw:marker-start-width="0.352cm" draw:marker-end-width="0.352cm" draw:textarea-horizontal-align="right" draw:textarea-vertical-align="bottom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Ultra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2" draw:layer="layout" svg:width="3.175cm" svg:height="1.27cm" svg:x="3.54cm" svg:y="7.35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3.175cm" svg:height="1.905cm" svg:x="3.54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2" draw:layer="layout" draw:type="lines" draw:line-skew="0.136cm" svg:x1="5.127cm" svg:y1="5.445cm" svg:x2="5.127cm" svg:y2="7.35cm" draw:start-shape="id1" draw:start-glue-point="8" draw:end-shape="id2" draw:end-glue-point="0" svg:d="m5127 5445v635 770 500">
          <text:p/>
        </draw:connector>
        <draw:custom-shape draw:style-name="gr1" draw:text-style-name="P2" draw:id="id3" draw:layer="layout" svg:width="3.175cm" svg:height="1.27cm" svg:x="3.54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8.62cm" svg:x2="5.127cm" svg:y2="9.89cm" draw:start-shape="id2" draw:start-glue-point="2" draw:end-shape="id3" draw:end-glue-point="0" svg:d="m5127 8620v500 270 500">
          <text:p/>
        </draw:connector>
        <draw:custom-shape draw:style-name="gr1" draw:text-style-name="P2" draw:id="id4" draw:layer="layout" svg:width="3.175cm" svg:height="1.27cm" svg:x="3.54cm" svg:y="12.43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1.16cm" svg:x2="5.127cm" svg:y2="12.43cm" draw:start-shape="id3" draw:start-glue-point="2" draw:end-shape="id4" draw:end-glue-point="0" svg:d="m5127 11160v500 270 500">
          <text:p/>
        </draw:connector>
        <draw:custom-shape draw:style-name="gr1" draw:text-style-name="P2" draw:id="id16" draw:layer="layout" svg:width="3.175cm" svg:height="1.905cm" svg:x="3.54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5" draw:layer="layout" svg:width="3.175cm" svg:height="1.27cm" svg:x="3.54cm" svg:y="14.97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3.7cm" svg:x2="5.127cm" svg:y2="14.97cm" draw:start-shape="id4" draw:start-glue-point="2" draw:end-shape="id5" draw:end-glue-point="0" svg:d="m5127 13700v500 270 500">
          <text:p/>
        </draw:connector>
        <draw:connector draw:style-name="gr2" draw:text-style-name="P2" draw:layer="layout" draw:type="lines" svg:x1="5.127cm" svg:y1="16.24cm" svg:x2="5.127cm" svg:y2="17.51cm" draw:start-shape="id5" draw:start-glue-point="2" draw:end-shape="id6" draw:end-glue-point="0" svg:d="m5127 16240v500 270 500">
          <text:p/>
        </draw:connector>
        <draw:frame draw:style-name="gr3" draw:text-style-name="P1" draw:layer="layout" svg:width="6.985cm" svg:height="0.725cm" svg:x="1.635cm" svg:y="1.635cm">
          <draw:text-box>
            <text:p text:style-name="P1">Generic model</text:p>
          </draw:text-box>
        </draw:frame>
        <draw:custom-shape draw:style-name="gr1" draw:text-style-name="P1" draw:id="id7" draw:layer="layout" svg:width="3.175cm" svg:height="1.905cm" svg:x="9.255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8" draw:layer="layout" svg:width="3.175cm" svg:height="1.27cm" svg:x="9.255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0.842cm" svg:y1="5.445cm" svg:x2="10.842cm" svg:y2="9.89cm" draw:start-shape="id7" draw:start-glue-point="8" draw:end-shape="id8" draw:end-glue-point="0" svg:d="m10842 5445v499 3446 500">
          <text:p/>
        </draw:connector>
        <draw:custom-shape draw:style-name="gr1" draw:text-style-name="P2" draw:id="id9" draw:layer="layout" svg:width="3.175cm" svg:height="1.27cm" svg:x="9.255cm" svg:y="12.43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0.842cm" svg:y1="11.16cm" svg:x2="10.842cm" svg:y2="12.43cm" draw:start-shape="id8" draw:start-glue-point="2" draw:end-shape="id9" draw:end-glue-point="0" svg:d="m10842 11160v500 270 500">
          <text:p/>
        </draw:connector>
        <draw:custom-shape draw:style-name="gr1" draw:text-style-name="P2" draw:id="id10" draw:layer="layout" svg:width="3.175cm" svg:height="1.905cm" svg:x="9.255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svg:x1="10.842cm" svg:y1="13.7cm" svg:x2="10.842cm" svg:y2="20.05cm" draw:start-shape="id9" draw:start-glue-point="2" draw:end-shape="id10" draw:end-glue-point="4" svg:d="m10842 13700v500 5349 501">
          <text:p/>
        </draw:connector>
        <draw:frame draw:style-name="gr3" draw:text-style-name="P1" draw:layer="layout" svg:width="6.985cm" svg:height="0.725cm" svg:x="7.35cm" svg:y="1.545cm">
          <draw:text-box>
            <text:p text:style-name="P1">AMQP/0.9.1</text:p>
          </draw:text-box>
        </draw:frame>
        <draw:frame draw:style-name="gr3" draw:text-style-name="P1" draw:layer="layout" svg:width="6.985cm" svg:height="0.725cm" svg:x="13.065cm" svg:y="1.545cm">
          <draw:text-box>
            <text:p text:style-name="P1">AMQP/1.0</text:p>
          </draw:text-box>
        </draw:frame>
        <draw:custom-shape draw:style-name="gr1" draw:text-style-name="P2" draw:id="id12" draw:layer="layout" svg:width="3.175cm" svg:height="1.27cm" svg:x="14.97cm" svg:y="7.35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3.175cm" svg:height="1.905cm" svg:x="14.97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draw:line-skew="0.136cm" svg:x1="16.557cm" svg:y1="5.445cm" svg:x2="16.557cm" svg:y2="7.35cm" draw:start-shape="id11" draw:start-glue-point="8" draw:end-shape="id12" draw:end-glue-point="0" svg:d="m16557 5445v635 770 500">
          <text:p/>
        </draw:connector>
        <draw:custom-shape draw:style-name="gr1" draw:text-style-name="P2" draw:id="id13" draw:layer="layout" svg:width="3.175cm" svg:height="1.27cm" svg:x="14.97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6.557cm" svg:y1="8.62cm" svg:x2="16.557cm" svg:y2="9.89cm" draw:start-shape="id12" draw:start-glue-point="2" draw:end-shape="id13" draw:end-glue-point="0" svg:d="m16557 8620v500 270 500">
          <text:p/>
        </draw:connector>
        <draw:connector draw:style-name="gr2" draw:text-style-name="P2" draw:layer="layout" draw:type="lines" svg:x1="16.557cm" svg:y1="11.16cm" svg:x2="16.557cm" svg:y2="14.97cm" draw:start-shape="id13" draw:start-glue-point="2" draw:end-shape="id14" draw:end-glue-point="0" svg:d="m16557 11160v500 2810 500">
          <text:p/>
        </draw:connector>
        <draw:custom-shape draw:style-name="gr1" draw:text-style-name="P2" draw:id="id15" draw:layer="layout" svg:width="3.175cm" svg:height="1.905cm" svg:x="14.97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4" draw:layer="layout" svg:width="3.175cm" svg:height="1.27cm" svg:x="14.97cm" svg:y="14.97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6.557cm" svg:y1="16.24cm" svg:x2="16.557cm" svg:y2="20.05cm" draw:start-shape="id14" draw:start-glue-point="2" draw:end-shape="id15" draw:end-glue-point="4" svg:d="m16557 16240v500 2809 501">
          <text:p/>
        </draw:connector>
        <draw:custom-shape draw:style-name="gr5" draw:text-style-name="P1" draw:layer="layout" svg:width="4.445cm" svg:height="5.985cm" svg:x="8.62cm" svg:y="8.62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10.403cm" svg:x="14.335cm" svg:y="6.715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175cm" svg:height="1.27cm" svg:x="3.54cm" svg:y="17.51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8.78cm" svg:x2="5.127cm" svg:y2="20.05cm" draw:start-shape="id6" draw:start-glue-point="2" draw:end-shape="id16" draw:end-glue-point="4" svg:d="m5127 18780v500 269 501">
          <text:p/>
        </draw:connector>
        <draw:custom-shape draw:style-name="gr5" draw:text-style-name="P1" draw:layer="layout" svg:width="4.445cm" svg:height="3.175cm" svg:x="8.62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cm" svg:y="19.4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335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14.335cm" svg:y="19.41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2" draw:id="id17" draw:layer="layout" svg:width="3.175cm" svg:height="1.905cm" svg:x="3.54cm" svg:y="3.539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8" draw:layer="layout" svg:width="3.175cm" svg:height="1.27cm" svg:x="3.54cm" svg:y="9.8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5.127cm" svg:y1="5.444cm" svg:x2="5.127cm" svg:y2="9.889cm" draw:start-shape="id17" draw:start-glue-point="8" draw:end-shape="id18" draw:end-glue-point="0" svg:d="m5127 5444v499 3446 500">
          <text:p/>
        </draw:connector>
        <draw:connector draw:style-name="gr4" draw:text-style-name="P2" draw:layer="layout" draw:type="lines" svg:x1="5.127cm" svg:y1="11.159cm" svg:x2="5.127cm" svg:y2="17.509cm" draw:start-shape="id18" draw:start-glue-point="2" draw:end-shape="id19" draw:end-glue-point="0" svg:d="m5127 11159v500 5350 500">
          <text:p/>
        </draw:connector>
        <draw:custom-shape draw:style-name="gr1" draw:text-style-name="P2" draw:id="id28" draw:layer="layout" svg:width="3.175cm" svg:height="1.905cm" svg:x="3.54cm" svg:y="20.049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1" draw:layer="layout" svg:width="6.985cm" svg:height="0.725cm" svg:x="1.635cm" svg:y="1.635cm">
          <draw:text-box>
            <text:p text:style-name="P1">AMQP/0.9.1 - Direct Mode</text:p>
          </draw:text-box>
        </draw:frame>
        <draw:custom-shape draw:style-name="gr1" draw:text-style-name="P2" draw:id="id26" draw:layer="layout" svg:width="3.175cm" svg:height="1.905cm" svg:x="9.255cm" svg:y="3.539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0" draw:layer="layout" svg:width="3.175cm" svg:height="1.27cm" svg:x="9.255cm" svg:y="9.889cm">
          <text:p text:style-name="P1">Route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3.175cm" svg:height="1.27cm" svg:x="9.255cm" svg:y="12.429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0.842cm" svg:y1="11.159cm" svg:x2="10.842cm" svg:y2="12.429cm" draw:start-shape="id20" draw:start-glue-point="2" draw:end-shape="id21" draw:end-glue-point="0" svg:d="m10842 11159v500 270 500">
          <text:p/>
        </draw:connector>
        <draw:custom-shape draw:style-name="gr1" draw:text-style-name="P2" draw:id="id22" draw:layer="layout" svg:width="3.175cm" svg:height="1.905cm" svg:x="9.255cm" svg:y="20.049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svg:x1="10.842cm" svg:y1="13.699cm" svg:x2="10.842cm" svg:y2="20.049cm" draw:start-shape="id21" draw:start-glue-point="2" draw:end-shape="id22" draw:end-glue-point="4" svg:d="m10842 13699v500 5349 501">
          <text:p/>
        </draw:connector>
        <draw:frame draw:style-name="gr3" draw:text-style-name="P1" draw:layer="layout" svg:width="6.985cm" svg:height="0.725cm" svg:x="7.35cm" svg:y="1.545cm">
          <draw:text-box>
            <text:p text:style-name="P1">RestMS</text:p>
          </draw:text-box>
        </draw:frame>
        <draw:frame draw:style-name="gr3" draw:text-style-name="P1" draw:layer="layout" svg:width="6.985cm" svg:height="0.725cm" svg:x="13.065cm" svg:y="1.545cm">
          <draw:text-box>
            <text:p text:style-name="P1">0MQ Unicast</text:p>
          </draw:text-box>
        </draw:frame>
        <draw:custom-shape draw:style-name="gr1" draw:text-style-name="P2" draw:layer="layout" svg:width="3.175cm" svg:height="1.905cm" svg:x="14.97cm" svg:y="3.539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23" draw:layer="layout" svg:width="3.175cm" svg:height="1.27cm" svg:x="14.97cm" svg:y="9.8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6.557cm" svg:y1="11.159cm" svg:x2="16.557cm" svg:y2="17.509cm" draw:start-shape="id23" draw:start-glue-point="2" draw:end-shape="id24" draw:end-glue-point="0" svg:d="m16557 11159v500 5350 500">
          <text:p/>
        </draw:connector>
        <draw:custom-shape draw:style-name="gr1" draw:text-style-name="P2" draw:id="id29" draw:layer="layout" svg:width="3.175cm" svg:height="1.905cm" svg:x="14.97cm" svg:y="20.049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4.445cm" svg:height="7.89cm" svg:x="8.62cm" svg:y="6.714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8.89cm" svg:x="14.335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id="id19" draw:layer="layout" svg:width="3.175cm" svg:height="1.27cm" svg:x="3.54cm" svg:y="17.509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5.985cm" svg:x="2.905cm" svg:y="8.619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25" draw:layer="layout" svg:width="3.175cm" svg:height="1.27cm" svg:x="14.971cm" svg:y="7.349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6.558cm" svg:y1="5.444cm" svg:x2="16.558cm" svg:y2="7.349cm" draw:end-shape="id25" draw:end-glue-point="0" svg:d="m16558 5444v0 1405 500">
          <text:p/>
        </draw:connector>
        <draw:connector draw:style-name="gr2" draw:text-style-name="P2" draw:layer="layout" draw:type="lines" svg:x1="16.558cm" svg:y1="8.619cm" svg:x2="16.558cm" svg:y2="9.889cm" draw:start-shape="id25" draw:start-glue-point="2" svg:d="m16558 8619v500 770 0">
          <text:p/>
        </draw:connector>
        <draw:custom-shape draw:style-name="gr1" draw:text-style-name="P2" draw:id="id27" draw:layer="layout" svg:width="3.175cm" svg:height="1.27cm" svg:x="9.255cm" svg:y="7.349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0.842cm" svg:y1="5.444cm" svg:x2="10.842cm" svg:y2="7.349cm" draw:start-shape="id26" draw:start-glue-point="8" draw:end-shape="id27" draw:end-glue-point="0" svg:d="m10842 5444v499 906 500">
          <text:p/>
        </draw:connector>
        <draw:connector draw:style-name="gr2" draw:text-style-name="P2" draw:layer="layout" draw:type="lines" svg:x1="10.842cm" svg:y1="8.619cm" svg:x2="10.842cm" svg:y2="9.889cm" draw:start-shape="id27" draw:start-glue-point="2" draw:end-shape="id20" draw:end-glue-point="0" svg:d="m10842 8619v500 270 500">
          <text:p/>
        </draw:connector>
        <draw:custom-shape draw:style-name="gr1" draw:text-style-name="P2" draw:id="id24" draw:layer="layout" svg:width="3.175cm" svg:height="1.27cm" svg:x="14.97cm" svg:y="17.509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5.715cm" svg:x="14.335cm" svg:y="16.87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8.779cm" svg:x2="5.127cm" svg:y2="20.049cm" draw:start-shape="id19" draw:start-glue-point="2" draw:end-shape="id28" draw:end-glue-point="4" svg:d="m5127 18779v500 269 501">
          <text:p/>
        </draw:connector>
        <draw:connector draw:style-name="gr2" draw:text-style-name="P2" draw:layer="layout" draw:type="lines" svg:x1="16.557cm" svg:y1="18.779cm" svg:x2="16.557cm" svg:y2="20.049cm" draw:start-shape="id24" draw:start-glue-point="2" draw:end-shape="id29" draw:end-glue-point="4" svg:d="m16557 18779v500 269 501">
          <text:p/>
        </draw:connector>
        <draw:custom-shape draw:style-name="gr5" draw:text-style-name="P1" draw:layer="layout" svg:width="4.445cm" svg:height="5.715cm" svg:x="2.905cm" svg:y="16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1cm" svg:y="2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2.905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1cm" svg:y="19.4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3.175cm" svg:x="8.621cm" svg:y="2.90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6.985cm" svg:height="0.725cm" svg:x="1.635cm" svg:y="1.546cm">
          <draw:text-box>
            <text:p text:style-name="P1">0MQ Multicast</text:p>
          </draw:text-box>
        </draw:frame>
        <draw:custom-shape draw:style-name="gr1" draw:text-style-name="P2" draw:layer="layout" svg:width="3.175cm" svg:height="1.905cm" svg:x="3.54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0" draw:layer="layout" svg:width="3.175cm" svg:height="1.27cm" svg:x="3.54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5.127cm" svg:y1="11.16cm" svg:x2="5.128cm" svg:y2="14.97cm" draw:start-shape="id30" draw:start-glue-point="2" draw:end-shape="id31" draw:end-glue-point="0" svg:d="m5127 11160v500l1 2810v500">
          <text:p/>
        </draw:connector>
        <draw:custom-shape draw:style-name="gr1" draw:text-style-name="P2" draw:id="id34" draw:layer="layout" svg:width="3.175cm" svg:height="1.905cm" svg:x="3.54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4.445cm" svg:height="8.89cm" svg:x="2.905cm" svg:y="2.90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id="id32" draw:layer="layout" svg:width="3.175cm" svg:height="1.27cm" svg:x="3.541cm" svg:y="7.35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8cm" svg:y1="5.445cm" svg:x2="5.128cm" svg:y2="7.35cm" draw:end-shape="id32" draw:end-glue-point="0" svg:d="m5128 5445v0 1405 500">
          <text:p/>
        </draw:connector>
        <draw:connector draw:style-name="gr2" draw:text-style-name="P2" draw:layer="layout" draw:type="lines" svg:x1="5.128cm" svg:y1="8.62cm" svg:x2="5.128cm" svg:y2="9.89cm" draw:start-shape="id32" draw:start-glue-point="2" svg:d="m5128 8620v500 770 0">
          <text:p/>
        </draw:connector>
        <draw:custom-shape draw:style-name="gr1" draw:text-style-name="P2" draw:id="id33" draw:layer="layout" svg:width="3.175cm" svg:height="1.27cm" svg:x="3.54cm" svg:y="17.51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45cm" svg:height="8.255cm" svg:x="2.905cm" svg:y="14.335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5.127cm" svg:y1="18.78cm" svg:x2="5.127cm" svg:y2="20.05cm" draw:start-shape="id33" draw:start-glue-point="2" draw:end-shape="id34" draw:end-glue-point="4" svg:d="m5127 18780v500 269 501">
          <text:p/>
        </draw:connector>
        <draw:custom-shape draw:style-name="gr1" draw:text-style-name="P2" draw:id="id31" draw:layer="layout" svg:width="3.175cm" svg:height="1.27cm" svg:x="3.541cm" svg:y="14.97cm">
          <text:p text:style-name="P1">Filter</text:p>
          <draw:enhanced-geometry svg:viewBox="0 0 21600 21600" draw:type="rectangle" draw:enhanced-path="M 0 0 L 21600 0 21600 21600 0 21600 0 0 Z N"/>
        </draw:custom-shape>
        <draw:custom-shape draw:style-name="gr1" draw:text-style-name="P2" draw:id="id36" draw:layer="layout" svg:width="3.175cm" svg:height="1.27cm" svg:x="12.43cm" svg:y="7.35cm">
          <text:p text:style-name="P1">Queue</text:p>
          <draw:enhanced-geometry svg:viewBox="0 0 21600 21600" draw:type="rectangle" draw:enhanced-path="M 0 0 L 21600 0 21600 21600 0 21600 0 0 Z N"/>
        </draw:custom-shape>
        <draw:custom-shape draw:style-name="gr1" draw:text-style-name="P2" draw:id="id35" draw:layer="layout" svg:width="3.175cm" svg:height="1.905cm" svg:x="12.43cm" svg:y="3.54cm">
          <text:p text:style-name="P1">Send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s" draw:line-skew="0.136cm" svg:x1="14.017cm" svg:y1="5.445cm" svg:x2="14.017cm" svg:y2="7.35cm" draw:start-shape="id35" draw:start-glue-point="8" draw:end-shape="id36" draw:end-glue-point="0" svg:d="m14017 5445v635 770 500">
          <text:p/>
        </draw:connector>
        <draw:custom-shape draw:style-name="gr1" draw:text-style-name="P2" draw:id="id37" draw:layer="layout" svg:width="3.175cm" svg:height="1.27cm" svg:x="12.43cm" svg:y="9.89cm">
          <text:p text:style-name="P1">Rout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s" svg:x1="14.017cm" svg:y1="8.62cm" svg:x2="14.017cm" svg:y2="9.89cm" draw:start-shape="id36" draw:start-glue-point="2" draw:end-shape="id37" draw:end-glue-point="0" svg:d="m14017 8620v500 270 500">
          <text:p/>
        </draw:connector>
        <draw:custom-shape draw:style-name="gr1" draw:text-style-name="P2" draw:id="id38" draw:layer="layout" svg:width="3.175cm" svg:height="1.27cm" svg:x="12.43cm" svg:y="12.43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4.017cm" svg:y1="11.16cm" svg:x2="14.017cm" svg:y2="12.43cm" draw:start-shape="id37" draw:start-glue-point="2" draw:end-shape="id38" draw:end-glue-point="0" svg:d="m14017 11160v500 270 500">
          <text:p/>
        </draw:connector>
        <draw:custom-shape draw:style-name="gr1" draw:text-style-name="P2" draw:id="id41" draw:layer="layout" svg:width="3.175cm" svg:height="1.905cm" svg:x="12.43cm" svg:y="20.05cm">
          <text:p text:style-name="P1">Receiv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9" draw:layer="layout" svg:width="3.175cm" svg:height="1.27cm" svg:x="12.43cm" svg:y="14.97cm">
          <text:p text:style-name="P1">Filter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s" svg:x1="14.017cm" svg:y1="13.7cm" svg:x2="14.017cm" svg:y2="14.97cm" draw:start-shape="id38" draw:start-glue-point="2" draw:end-shape="id39" draw:end-glue-point="0" svg:d="m14017 13700v500 270 500">
          <text:p/>
        </draw:connector>
        <draw:connector draw:style-name="gr2" draw:text-style-name="P2" draw:layer="layout" draw:type="lines" svg:x1="14.017cm" svg:y1="16.24cm" svg:x2="14.017cm" svg:y2="17.51cm" draw:start-shape="id39" draw:start-glue-point="2" draw:end-shape="id40" draw:end-glue-point="0" svg:d="m14017 16240v500 270 500">
          <text:p/>
        </draw:connector>
        <draw:frame draw:style-name="gr3" draw:text-style-name="P1" draw:layer="layout" svg:width="6.985cm" svg:height="0.725cm" svg:x="10.525cm" svg:y="1.635cm">
          <draw:text-box>
            <text:p text:style-name="P1">Generic routing engine</text:p>
          </draw:text-box>
        </draw:frame>
        <draw:custom-shape draw:style-name="gr1" draw:text-style-name="P2" draw:id="id40" draw:layer="layout" svg:width="3.175cm" svg:height="1.27cm" svg:x="12.43cm" svg:y="17.51cm">
          <text:p text:style-name="P1">Queu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s" svg:x1="14.017cm" svg:y1="18.78cm" svg:x2="14.017cm" svg:y2="20.05cm" draw:start-shape="id40" draw:start-glue-point="2" draw:end-shape="id41" draw:end-glue-point="4" svg:d="m14017 18780v500 269 501">
          <text:p/>
        </draw:connector>
        <draw:connector draw:style-name="gr2" draw:text-style-name="P2" draw:layer="layout" draw:type="lines" svg:x1="5.128cm" svg:y1="16.24cm" svg:x2="5.127cm" svg:y2="17.51cm" draw:start-shape="id31" draw:start-glue-point="2" draw:end-shape="id33" draw:end-glue-point="0" svg:d="m5128 16240v500l-1 270v500">
          <text:p/>
        </draw:connector>
        <draw:custom-shape draw:style-name="gr5" draw:text-style-name="P1" draw:layer="layout" svg:width="4.445cm" svg:height="8.255cm" svg:x="11.795cm" svg:y="6.08cm">
          <text:p text:style-name="P1">Engin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4-16T15:28:57</meta:creation-date>
    <dc:date>2009-04-16T15:53:37</dc:date>
    <meta:editing-cycles>2</meta:editing-cycles>
    <meta:editing-duration>PT9M17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